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83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39.3382in" svg:height="7.2772in" svg:x="2.9181in" svg:y="10.1689in">
            <draw:object draw:notify-on-update-of-ranges="Sheet1.B43:Sheet1.B43 Sheet1.C43:Sheet1.AG43 Sheet1.B44:Sheet1.B44 Sheet1.C44:Sheet1.AG44 Sheet1.C46:Sheet1.AG47 Sheet1.C46:Sheet1.AG47 Sheet1.B45:Sheet1.B45 Sheet1.C45:Sheet1.AG45 Sheet1.C46:Sheet1.AG47 Sheet1.C46:Sheet1.AG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User ID</text:p>
          </table:table-cell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3 1:49:58 PM MDT</text:p>
          </table:table-cell>
          <table:table-cell office:value-type="float" office:value="62301" calcext:value-type="float">
            <text:p>62301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9:03:47 AM MDT</text:p>
          </table:table-cell>
          <table:table-cell office:value-type="float" office:value="62701" calcext:value-type="float">
            <text:p>6270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0:10:04 AM MDT</text:p>
          </table:table-cell>
          <table:table-cell office:value-type="float" office:value="62702" calcext:value-type="float">
            <text:p>627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2:06:06 PM MDT</text:p>
          </table:table-cell>
          <table:table-cell office:value-type="float" office:value="62703" calcext:value-type="float">
            <text:p>6270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7 1:02:50 PM MDT</text:p>
          </table:table-cell>
          <table:table-cell office:value-type="float" office:value="62704" calcext:value-type="float">
            <text:p>6270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8:37:18 AM MDT</text:p>
          </table:table-cell>
          <table:table-cell office:value-type="float" office:value="62802" calcext:value-type="float">
            <text:p>628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1:39:08 AM MDT</text:p>
          </table:table-cell>
          <table:table-cell office:value-type="float" office:value="62803" calcext:value-type="float">
            <text:p>6280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0:31:32 AM MDT</text:p>
          </table:table-cell>
          <table:table-cell office:value-type="float" office:value="62903" calcext:value-type="float">
            <text:p>62903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1:45:00 AM MDT</text:p>
          </table:table-cell>
          <table:table-cell office:value-type="float" office:value="62904" calcext:value-type="float">
            <text:p>629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9 1:19:27 PM MDT</text:p>
          </table:table-cell>
          <table:table-cell office:value-type="float" office:value="62905" calcext:value-type="float">
            <text:p>6290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7:27:45 AM MDT</text:p>
          </table:table-cell>
          <table:table-cell office:value-type="float" office:value="63001" calcext:value-type="float">
            <text:p>630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30 8:56:57 AM MDT</text:p>
          </table:table-cell>
          <table:table-cell office:value-type="float" office:value="63002" calcext:value-type="float">
            <text:p>6300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30 11:58:47 AM MDT</text:p>
          </table:table-cell>
          <table:table-cell table:style-name="ce1" office:value-type="float" office:value="63004" calcext:value-type="float">
            <text:p>6300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6/30 1:13:42 PM MDT</text:p>
          </table:table-cell>
          <table:table-cell office:value-type="float" office:value="63005" calcext:value-type="float">
            <text:p>63005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1 7:11:50 AM MDT</text:p>
          </table:table-cell>
          <table:table-cell office:value-type="float" office:value="70101" calcext:value-type="float">
            <text:p>701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7/01 9:02:59 AM MDT</text:p>
          </table:table-cell>
          <table:table-cell table:style-name="ce1" office:value-type="float" office:value="70102" calcext:value-type="float">
            <text:p>7010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2:32:30 PM MDT</text:p>
          </table:table-cell>
          <table:table-cell office:value-type="float" office:value="70104" calcext:value-type="float">
            <text:p>701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0:08:49 AM MDT</text:p>
          </table:table-cell>
          <table:table-cell office:value-type="float" office:value="70203" calcext:value-type="float">
            <text:p>702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:09:19 PM MDT</text:p>
          </table:table-cell>
          <table:table-cell office:value-type="float" office:value="70502" calcext:value-type="float">
            <text:p>705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4:00:11 PM MDT</text:p>
          </table:table-cell>
          <table:table-cell office:value-type="float" office:value="70504" calcext:value-type="float">
            <text:p>705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9:49:38 AM MDT</text:p>
          </table:table-cell>
          <table:table-cell office:value-type="float" office:value="70602" calcext:value-type="float">
            <text:p>706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:.C22])" office:value-type="float" office:value="5.14285714285714" calcext:value-type="float">
            <text:p>5.1428571429</text:p>
          </table:table-cell>
          <table:table-cell table:formula="of:=AVERAGE([.D2:.D22])" office:value-type="float" office:value="6.19047619047619" calcext:value-type="float">
            <text:p>6.1904761905</text:p>
          </table:table-cell>
          <table:table-cell table:formula="of:=AVERAGE([.E2:.E22])" office:value-type="float" office:value="5.90476190476191" calcext:value-type="float">
            <text:p>5.9047619048</text:p>
          </table:table-cell>
          <table:table-cell table:formula="of:=AVERAGE([.F2:.F22])" office:value-type="float" office:value="5.52380952380952" calcext:value-type="float">
            <text:p>5.5238095238</text:p>
          </table:table-cell>
          <table:table-cell table:formula="of:=AVERAGE([.G2:.G22])" office:value-type="float" office:value="6.04761904761905" calcext:value-type="float">
            <text:p>6.0476190476</text:p>
          </table:table-cell>
          <table:table-cell table:formula="of:=AVERAGE([.H2:.H22])" office:value-type="float" office:value="3.71428571428571" calcext:value-type="float">
            <text:p>3.7142857143</text:p>
          </table:table-cell>
          <table:table-cell table:formula="of:=AVERAGE([.I2:.I22])" office:value-type="float" office:value="5.71428571428571" calcext:value-type="float">
            <text:p>5.7142857143</text:p>
          </table:table-cell>
          <table:table-cell table:formula="of:=AVERAGE([.J2:.J22])" office:value-type="float" office:value="5.28571428571429" calcext:value-type="float">
            <text:p>5.2857142857</text:p>
          </table:table-cell>
          <table:table-cell table:formula="of:=AVERAGE([.K2:.K22])" office:value-type="float" office:value="1.57142857142857" calcext:value-type="float">
            <text:p>1.5714285714</text:p>
          </table:table-cell>
          <table:table-cell table:formula="of:=AVERAGE([.L2:.L22])" office:value-type="float" office:value="5.76190476190476" calcext:value-type="float">
            <text:p>5.7619047619</text:p>
          </table:table-cell>
          <table:table-cell table:formula="of:=AVERAGE([.M2:.M22])" office:value-type="float" office:value="1.42857142857143" calcext:value-type="float">
            <text:p>1.4285714286</text:p>
          </table:table-cell>
          <table:table-cell table:formula="of:=AVERAGE([.N2:.N22])" office:value-type="float" office:value="6.14285714285714" calcext:value-type="float">
            <text:p>6.1428571429</text:p>
          </table:table-cell>
          <table:table-cell table:formula="of:=AVERAGE([.O2:.O22])" office:value-type="float" office:value="6.0952380952381" calcext:value-type="float">
            <text:p>6.0952380952</text:p>
          </table:table-cell>
          <table:table-cell table:formula="of:=AVERAGE([.P2:.P22])" office:value-type="float" office:value="6.23809523809524" calcext:value-type="float">
            <text:p>6.2380952381</text:p>
          </table:table-cell>
          <table:table-cell table:formula="of:=AVERAGE([.Q2:.Q22])" office:value-type="float" office:value="6.04761904761905" calcext:value-type="float">
            <text:p>6.0476190476</text:p>
          </table:table-cell>
          <table:table-cell table:formula="of:=AVERAGE([.R2:.R22])" office:value-type="float" office:value="4.52380952380952" calcext:value-type="float">
            <text:p>4.5238095238</text:p>
          </table:table-cell>
          <table:table-cell table:formula="of:=AVERAGE([.S2:.S22])" office:value-type="float" office:value="5.14285714285714" calcext:value-type="float">
            <text:p>5.1428571429</text:p>
          </table:table-cell>
          <table:table-cell table:formula="of:=AVERAGE([.T2:.T22])" office:value-type="float" office:value="2" calcext:value-type="float">
            <text:p>2</text:p>
          </table:table-cell>
          <table:table-cell table:formula="of:=AVERAGE([.U2:.U22])" office:value-type="float" office:value="1.52380952380952" calcext:value-type="float">
            <text:p>1.5238095238</text:p>
          </table:table-cell>
          <table:table-cell table:formula="of:=AVERAGE([.V2:.V22])" office:value-type="float" office:value="5.57142857142857" calcext:value-type="float">
            <text:p>5.5714285714</text:p>
          </table:table-cell>
          <table:table-cell table:formula="of:=AVERAGE([.W2:.W22])" office:value-type="float" office:value="5.19047619047619" calcext:value-type="float">
            <text:p>5.1904761905</text:p>
          </table:table-cell>
          <table:table-cell table:formula="of:=AVERAGE([.X2:.X22])" office:value-type="float" office:value="1.9047619047619" calcext:value-type="float">
            <text:p>1.9047619048</text:p>
          </table:table-cell>
          <table:table-cell table:formula="of:=AVERAGE([.Y2:.Y22])" office:value-type="float" office:value="2.33333333333333" calcext:value-type="float">
            <text:p>2.3333333333</text:p>
          </table:table-cell>
          <table:table-cell table:formula="of:=AVERAGE([.Z2:.Z22])" office:value-type="float" office:value="6.19047619047619" calcext:value-type="float">
            <text:p>6.1904761905</text:p>
          </table:table-cell>
          <table:table-cell table:formula="of:=AVERAGE([.AA2:.AA22])" office:value-type="float" office:value="5.0952380952381" calcext:value-type="float">
            <text:p>5.0952380952</text:p>
          </table:table-cell>
          <table:table-cell table:formula="of:=AVERAGE([.AB2:.AB22])" office:value-type="float" office:value="6.66666666666667" calcext:value-type="float">
            <text:p>6.6666666667</text:p>
          </table:table-cell>
          <table:table-cell table:formula="of:=AVERAGE([.AC2:.AC22])" office:value-type="float" office:value="6.42857142857143" calcext:value-type="float">
            <text:p>6.4285714286</text:p>
          </table:table-cell>
          <table:table-cell table:formula="of:=AVERAGE([.AD2:.AD22])" office:value-type="float" office:value="5.71428571428571" calcext:value-type="float">
            <text:p>5.7142857143</text:p>
          </table:table-cell>
          <table:table-cell table:formula="of:=AVERAGE([.AE2:.AE22])" office:value-type="float" office:value="6.28571428571429" calcext:value-type="float">
            <text:p>6.2857142857</text:p>
          </table:table-cell>
          <table:table-cell table:formula="of:=AVERAGE([.AF2:.AF22])" office:value-type="float" office:value="5.76190476190476" calcext:value-type="float">
            <text:p>5.7619047619</text:p>
          </table:table-cell>
          <table:table-cell table:formula="of:=AVERAGE([.AG2:.AG22])" office:value-type="float" office:value="5.0952380952381" calcext:value-type="float">
            <text:p>5.0952380952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016/06/24 2:37:19 PM MDT</text:p>
          </table:table-cell>
          <table:table-cell office:value-type="float" office:value="62402" calcext:value-type="float">
            <text:p>62402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6:58:01 AM MDT</text:p>
          </table:table-cell>
          <table:table-cell office:value-type="float" office:value="62801" calcext:value-type="float">
            <text:p>628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1:05:14 PM MDT</text:p>
          </table:table-cell>
          <table:table-cell office:value-type="float" office:value="62804" calcext:value-type="float">
            <text:p>628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6/28 2:44:25 PM MDT</text:p>
          </table:table-cell>
          <table:table-cell office:value-type="float" office:value="62805" calcext:value-type="float">
            <text:p>628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2016/06/29 8:38:14 AM MDT</text:p>
          </table:table-cell>
          <table:table-cell table:style-name="ce1" office:value-type="float" office:value="62902" calcext:value-type="float">
            <text:p>629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991"/>
        </table:table-row>
        <table:table-row table:style-name="ro1">
          <table:table-cell office:value-type="string" calcext:value-type="string">
            <text:p>2016/07/01 1:40:39 PM MDT</text:p>
          </table:table-cell>
          <table:table-cell office:value-type="float" office:value="70103" calcext:value-type="float">
            <text:p>701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7:39:11 AM MDT</text:p>
          </table:table-cell>
          <table:table-cell office:value-type="float" office:value="70201" calcext:value-type="float">
            <text:p>70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8:37:31 AM MDT</text:p>
          </table:table-cell>
          <table:table-cell office:value-type="float" office:value="70202" calcext:value-type="float">
            <text:p>702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2 1:13:30 PM MDT</text:p>
          </table:table-cell>
          <table:table-cell office:value-type="float" office:value="70204" calcext:value-type="float">
            <text:p>702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12:15:00 PM MDT</text:p>
          </table:table-cell>
          <table:table-cell office:value-type="float" office:value="70501" calcext:value-type="float">
            <text:p>70501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5 3:14:22 PM MDT</text:p>
          </table:table-cell>
          <table:table-cell office:value-type="float" office:value="70503" calcext:value-type="float">
            <text:p>7050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16/07/06 8:31:24 AM MDT</text:p>
          </table:table-cell>
          <table:table-cell office:value-type="float" office:value="70601" calcext:value-type="float">
            <text:p>70601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formula="of:=AVERAGE([.C26:.C37])" office:value-type="float" office:value="4.58333333333333" calcext:value-type="float">
            <text:p>4.5833333333</text:p>
          </table:table-cell>
          <table:table-cell table:formula="of:=AVERAGE([.D26:.D37])" office:value-type="float" office:value="5.41666666666667" calcext:value-type="float">
            <text:p>5.4166666667</text:p>
          </table:table-cell>
          <table:table-cell table:formula="of:=AVERAGE([.E26:.E37])" office:value-type="float" office:value="5.25" calcext:value-type="float">
            <text:p>5.25</text:p>
          </table:table-cell>
          <table:table-cell table:formula="of:=AVERAGE([.F26:.F37])" office:value-type="float" office:value="5.25" calcext:value-type="float">
            <text:p>5.25</text:p>
          </table:table-cell>
          <table:table-cell table:formula="of:=AVERAGE([.G26:.G37])" office:value-type="float" office:value="5.5" calcext:value-type="float">
            <text:p>5.5</text:p>
          </table:table-cell>
          <table:table-cell table:formula="of:=AVERAGE([.H26:.H37])" office:value-type="float" office:value="3.75" calcext:value-type="float">
            <text:p>3.75</text:p>
          </table:table-cell>
          <table:table-cell table:formula="of:=AVERAGE([.I26:.I37])" office:value-type="float" office:value="5.25" calcext:value-type="float">
            <text:p>5.25</text:p>
          </table:table-cell>
          <table:table-cell table:formula="of:=AVERAGE([.J26:.J37])" office:value-type="float" office:value="5.75" calcext:value-type="float">
            <text:p>5.75</text:p>
          </table:table-cell>
          <table:table-cell table:formula="of:=AVERAGE([.K26:.K37])" office:value-type="float" office:value="2.5" calcext:value-type="float">
            <text:p>2.5</text:p>
          </table:table-cell>
          <table:table-cell table:formula="of:=AVERAGE([.L26:.L37])" office:value-type="float" office:value="4.91666666666667" calcext:value-type="float">
            <text:p>4.9166666667</text:p>
          </table:table-cell>
          <table:table-cell table:formula="of:=AVERAGE([.M26:.M37])" office:value-type="float" office:value="1.75" calcext:value-type="float">
            <text:p>1.75</text:p>
          </table:table-cell>
          <table:table-cell table:formula="of:=AVERAGE([.N26:.N37])" office:value-type="float" office:value="5.33333333333333" calcext:value-type="float">
            <text:p>5.3333333333</text:p>
          </table:table-cell>
          <table:table-cell table:formula="of:=AVERAGE([.O26:.O37])" office:value-type="float" office:value="5.08333333333333" calcext:value-type="float">
            <text:p>5.0833333333</text:p>
          </table:table-cell>
          <table:table-cell table:formula="of:=AVERAGE([.P26:.P37])" office:value-type="float" office:value="5.83333333333333" calcext:value-type="float">
            <text:p>5.8333333333</text:p>
          </table:table-cell>
          <table:table-cell table:formula="of:=AVERAGE([.Q26:.Q37])" office:value-type="float" office:value="5.41666666666667" calcext:value-type="float">
            <text:p>5.4166666667</text:p>
          </table:table-cell>
          <table:table-cell table:formula="of:=AVERAGE([.R26:.R37])" office:value-type="float" office:value="4.75" calcext:value-type="float">
            <text:p>4.75</text:p>
          </table:table-cell>
          <table:table-cell table:formula="of:=AVERAGE([.S26:.S37])" office:value-type="float" office:value="5" calcext:value-type="float">
            <text:p>5</text:p>
          </table:table-cell>
          <table:table-cell table:formula="of:=AVERAGE([.T26:.T37])" office:value-type="float" office:value="2.58333333333333" calcext:value-type="float">
            <text:p>2.5833333333</text:p>
          </table:table-cell>
          <table:table-cell table:formula="of:=AVERAGE([.U26:.U37])" office:value-type="float" office:value="1.91666666666667" calcext:value-type="float">
            <text:p>1.9166666667</text:p>
          </table:table-cell>
          <table:table-cell table:formula="of:=AVERAGE([.V26:.V37])" office:value-type="float" office:value="5.16666666666667" calcext:value-type="float">
            <text:p>5.1666666667</text:p>
          </table:table-cell>
          <table:table-cell table:formula="of:=AVERAGE([.W26:.W37])" office:value-type="float" office:value="4.66666666666667" calcext:value-type="float">
            <text:p>4.6666666667</text:p>
          </table:table-cell>
          <table:table-cell table:formula="of:=AVERAGE([.X26:.X37])" office:value-type="float" office:value="2.25" calcext:value-type="float">
            <text:p>2.25</text:p>
          </table:table-cell>
          <table:table-cell table:formula="of:=AVERAGE([.Y26:.Y37])" office:value-type="float" office:value="2.5" calcext:value-type="float">
            <text:p>2.5</text:p>
          </table:table-cell>
          <table:table-cell table:formula="of:=AVERAGE([.Z26:.Z37])" office:value-type="float" office:value="5.41666666666667" calcext:value-type="float">
            <text:p>5.4166666667</text:p>
          </table:table-cell>
          <table:table-cell table:formula="of:=AVERAGE([.AA26:.AA37])" office:value-type="float" office:value="5.08333333333333" calcext:value-type="float">
            <text:p>5.0833333333</text:p>
          </table:table-cell>
          <table:table-cell table:formula="of:=AVERAGE([.AB26:.AB37])" office:value-type="float" office:value="5.75" calcext:value-type="float">
            <text:p>5.75</text:p>
          </table:table-cell>
          <table:table-cell table:formula="of:=AVERAGE([.AC26:.AC37])" office:value-type="float" office:value="6.41666666666667" calcext:value-type="float">
            <text:p>6.4166666667</text:p>
          </table:table-cell>
          <table:table-cell table:formula="of:=AVERAGE([.AD26:.AD37])" office:value-type="float" office:value="4.75" calcext:value-type="float">
            <text:p>4.75</text:p>
          </table:table-cell>
          <table:table-cell table:formula="of:=AVERAGE([.AE26:.AE37])" office:value-type="float" office:value="5.91666666666667" calcext:value-type="float">
            <text:p>5.9166666667</text:p>
          </table:table-cell>
          <table:table-cell table:formula="of:=AVERAGE([.AF26:.AF37])" office:value-type="float" office:value="5.83333333333333" calcext:value-type="float">
            <text:p>5.8333333333</text:p>
          </table:table-cell>
          <table:table-cell table:formula="of:=AVERAGE([.AG26:.AG37])" office:value-type="float" office:value="5" calcext:value-type="float">
            <text:p>5</text:p>
          </table:table-cell>
          <table:table-cell table:number-columns-repeated="99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 felt close to the robot</text:p>
          </table:table-cell>
          <table:table-cell office:value-type="string" calcext:value-type="string">
            <text:p>I was satisfied with the robot.</text:p>
          </table:table-cell>
          <table:table-cell office:value-type="string" calcext:value-type="string">
            <text:p>I would like to continue working with the robot.</text:p>
          </table:table-cell>
          <table:table-cell office:value-type="string" calcext:value-type="string">
            <text:p>I trust the robot.</text:p>
          </table:table-cell>
          <table:table-cell office:value-type="string" calcext:value-type="string">
            <text:p>I like the robot.</text:p>
          </table:table-cell>
          <table:table-cell office:value-type="string" calcext:value-type="string">
            <text:p>The robot was repetitive.</text:p>
          </table:table-cell>
          <table:table-cell office:value-type="string" calcext:value-type="string">
            <text:p>It was easy to express myself to the robot.</text:p>
          </table:table-cell>
          <table:table-cell office:value-type="string" calcext:value-type="string">
            <text:p>The robot was interesting.</text:p>
          </table:table-cell>
          <table:table-cell office:value-type="string" calcext:value-type="string">
            <text:p>The robot does not understand what we are trying to accomplish.</text:p>
          </table:table-cell>
          <table:table-cell office:value-type="string" calcext:value-type="string">
            <text:p>The robot made efficient decisions.</text:p>
          </table:table-cell>
          <table:table-cell office:value-type="string" calcext:value-type="string">
            <text:p>I find what I am doing with the robot confusing.</text:p>
          </table:table-cell>
          <table:table-cell office:value-type="string" calcext:value-type="string">
            <text:p>The robot perceives accurately what my objectives are.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The robot and I are working towards mutually agreed-upon goals.</text:p>
          </table:table-cell>
          <table:table-cell office:value-type="string" calcext:value-type="string">
            <text:p>I am confident in the robot's ability to help me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and I collaborate on setting goals for us to work on.</text:p>
          </table:table-cell>
          <table:table-cell office:value-type="string" calcext:value-type="string">
            <text:p>The robot does not understand what I am trying to accomplish.</text:p>
          </table:table-cell>
          <table:table-cell office:value-type="string" calcext:value-type="string">
            <text:p>I find what the robot and I are doing is unrelated to my goals.</text:p>
          </table:table-cell>
          <table:table-cell office:value-type="string" calcext:value-type="string">
            <text:p>The robot and I agree on what is important for us to work on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is sometimes confused about what I feel about our activities. 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perform appropriately in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I am satisfied with the outcome of our collaboration.</text:p>
          </table:table-cell>
          <table:table-cell office:value-type="string" calcext:value-type="string">
            <text:p>I believe that the robot and I achieved the goals we set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was committed to the collaboration.</text:p>
          </table:table-cell>
          <table:table-cell office:value-type="string" calcext:value-type="string">
            <text:p>The robot was satisfied with my collaborative behavior. </text:p>
          </table:table-cell>
          <table:table-cell office:value-type="string" calcext:value-type="string">
            <text:p>The robot understood my emotions.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Women</text:p>
          </table:table-cell>
          <table:table-cell office:value-type="float" office:value="5.14285714285714" calcext:value-type="float">
            <text:p>5.1428571429</text:p>
          </table:table-cell>
          <table:table-cell office:value-type="float" office:value="6.19047619047619" calcext:value-type="float">
            <text:p>6.1904761905</text:p>
          </table:table-cell>
          <table:table-cell office:value-type="float" office:value="5.90476190476191" calcext:value-type="float">
            <text:p>5.9047619048</text:p>
          </table:table-cell>
          <table:table-cell office:value-type="float" office:value="5.52380952380952" calcext:value-type="float">
            <text:p>5.5238095238</text:p>
          </table:table-cell>
          <table:table-cell office:value-type="float" office:value="6.04761904761905" calcext:value-type="float">
            <text:p>6.0476190476</text:p>
          </table:table-cell>
          <table:table-cell office:value-type="float" office:value="3.71428571428571" calcext:value-type="float">
            <text:p>3.7142857143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5.28571428571429" calcext:value-type="float">
            <text:p>5.2857142857</text:p>
          </table:table-cell>
          <table:table-cell office:value-type="float" office:value="1.57142857142857" calcext:value-type="float">
            <text:p>1.5714285714</text:p>
          </table:table-cell>
          <table:table-cell office:value-type="float" office:value="5.76190476190476" calcext:value-type="float">
            <text:p>5.7619047619</text:p>
          </table:table-cell>
          <table:table-cell office:value-type="float" office:value="1.42857142857143" calcext:value-type="float">
            <text:p>1.4285714286</text:p>
          </table:table-cell>
          <table:table-cell office:value-type="float" office:value="6.14285714285714" calcext:value-type="float">
            <text:p>6.1428571429</text:p>
          </table:table-cell>
          <table:table-cell office:value-type="float" office:value="6.0952380952381" calcext:value-type="float">
            <text:p>6.0952380952</text:p>
          </table:table-cell>
          <table:table-cell office:value-type="float" office:value="6.23809523809524" calcext:value-type="float">
            <text:p>6.2380952381</text:p>
          </table:table-cell>
          <table:table-cell office:value-type="float" office:value="6.04761904761905" calcext:value-type="float">
            <text:p>6.0476190476</text:p>
          </table:table-cell>
          <table:table-cell office:value-type="float" office:value="4.52380952380952" calcext:value-type="float">
            <text:p>4.5238095238</text:p>
          </table:table-cell>
          <table:table-cell office:value-type="float" office:value="5.14285714285714" calcext:value-type="float">
            <text:p>5.1428571429</text:p>
          </table:table-cell>
          <table:table-cell office:value-type="float" office:value="2" calcext:value-type="float">
            <text:p>2</text:p>
          </table:table-cell>
          <table:table-cell office:value-type="float" office:value="1.52380952380952" calcext:value-type="float">
            <text:p>1.5238095238</text:p>
          </table:table-cell>
          <table:table-cell office:value-type="float" office:value="5.57142857142857" calcext:value-type="float">
            <text:p>5.5714285714</text:p>
          </table:table-cell>
          <table:table-cell office:value-type="float" office:value="5.19047619047619" calcext:value-type="float">
            <text:p>5.1904761905</text:p>
          </table:table-cell>
          <table:table-cell office:value-type="float" office:value="1.9047619047619" calcext:value-type="float">
            <text:p>1.9047619048</text:p>
          </table:table-cell>
          <table:table-cell office:value-type="float" office:value="2.33333333333333" calcext:value-type="float">
            <text:p>2.3333333333</text:p>
          </table:table-cell>
          <table:table-cell office:value-type="float" office:value="6.19047619047619" calcext:value-type="float">
            <text:p>6.1904761905</text:p>
          </table:table-cell>
          <table:table-cell office:value-type="float" office:value="5.0952380952381" calcext:value-type="float">
            <text:p>5.0952380952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6.42857142857143" calcext:value-type="float">
            <text:p>6.4285714286</text:p>
          </table:table-cell>
          <table:table-cell office:value-type="float" office:value="5.71428571428571" calcext:value-type="float">
            <text:p>5.7142857143</text:p>
          </table:table-cell>
          <table:table-cell office:value-type="float" office:value="6.28571428571429" calcext:value-type="float">
            <text:p>6.2857142857</text:p>
          </table:table-cell>
          <table:table-cell office:value-type="float" office:value="5.76190476190476" calcext:value-type="float">
            <text:p>5.7619047619</text:p>
          </table:table-cell>
          <table:table-cell office:value-type="float" office:value="5.0952380952381" calcext:value-type="float">
            <text:p>5.09523809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Men</text:p>
          </table:table-cell>
          <table:table-cell office:value-type="float" office:value="4.58333333333333" calcext:value-type="float">
            <text:p>4.5833333333</text:p>
          </table:table-cell>
          <table:table-cell office:value-type="float" office:value="5.41666666666667" calcext:value-type="float">
            <text:p>5.4166666667</text:p>
          </table:table-cell>
          <table:table-cell table:number-columns-repeated="2" office:value-type="float" office:value="5.25" calcext:value-type="float">
            <text:p>5.25</text:p>
          </table:table-cell>
          <table:table-cell office:value-type="float" office:value="5.5" calcext:value-type="float">
            <text:p>5.5</text:p>
          </table:table-cell>
          <table:table-cell office:value-type="float" office:value="3.75" calcext:value-type="float">
            <text:p>3.75</text:p>
          </table:table-cell>
          <table:table-cell office:value-type="float" office:value="5.25" calcext:value-type="float">
            <text:p>5.25</text:p>
          </table:table-cell>
          <table:table-cell office:value-type="float" office:value="5.75" calcext:value-type="float">
            <text:p>5.75</text:p>
          </table:table-cell>
          <table:table-cell office:value-type="float" office:value="2.5" calcext:value-type="float">
            <text:p>2.5</text:p>
          </table:table-cell>
          <table:table-cell office:value-type="float" office:value="4.91666666666667" calcext:value-type="float">
            <text:p>4.9166666667</text:p>
          </table:table-cell>
          <table:table-cell office:value-type="float" office:value="1.75" calcext:value-type="float">
            <text:p>1.75</text:p>
          </table:table-cell>
          <table:table-cell office:value-type="float" office:value="5.33333333333333" calcext:value-type="float">
            <text:p>5.3333333333</text:p>
          </table:table-cell>
          <table:table-cell office:value-type="float" office:value="5.08333333333333" calcext:value-type="float">
            <text:p>5.0833333333</text:p>
          </table:table-cell>
          <table:table-cell office:value-type="float" office:value="5.83333333333333" calcext:value-type="float">
            <text:p>5.8333333333</text:p>
          </table:table-cell>
          <table:table-cell office:value-type="float" office:value="5.41666666666667" calcext:value-type="float">
            <text:p>5.41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5" calcext:value-type="float">
            <text:p>5</text:p>
          </table:table-cell>
          <table:table-cell office:value-type="float" office:value="2.58333333333333" calcext:value-type="float">
            <text:p>2.5833333333</text:p>
          </table:table-cell>
          <table:table-cell office:value-type="float" office:value="1.91666666666667" calcext:value-type="float">
            <text:p>1.9166666667</text:p>
          </table:table-cell>
          <table:table-cell office:value-type="float" office:value="5.16666666666667" calcext:value-type="float">
            <text:p>5.1666666667</text:p>
          </table:table-cell>
          <table:table-cell office:value-type="float" office:value="4.66666666666667" calcext:value-type="float">
            <text:p>4.6666666667</text:p>
          </table:table-cell>
          <table:table-cell office:value-type="float" office:value="2.25" calcext:value-type="float">
            <text:p>2.25</text:p>
          </table:table-cell>
          <table:table-cell office:value-type="float" office:value="2.5" calcext:value-type="float">
            <text:p>2.5</text:p>
          </table:table-cell>
          <table:table-cell office:value-type="float" office:value="5.41666666666667" calcext:value-type="float">
            <text:p>5.4166666667</text:p>
          </table:table-cell>
          <table:table-cell office:value-type="float" office:value="5.08333333333333" calcext:value-type="float">
            <text:p>5.0833333333</text:p>
          </table:table-cell>
          <table:table-cell office:value-type="float" office:value="5.75" calcext:value-type="float">
            <text:p>5.75</text:p>
          </table:table-cell>
          <table:table-cell office:value-type="float" office:value="6.41666666666667" calcext:value-type="float">
            <text:p>6.41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5.91666666666667" calcext:value-type="float">
            <text:p>5.9166666667</text:p>
          </table:table-cell>
          <table:table-cell office:value-type="float" office:value="5.83333333333333" calcext:value-type="float">
            <text:p>5.8333333333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Women</text:p>
          </table:table-cell>
          <table:table-cell table:formula="of:=COM.MICROSOFT.STDEV.S([.C2:.C22])" office:value-type="float" office:value="1.52596573636875" calcext:value-type="float">
            <text:p>1.5259657364</text:p>
          </table:table-cell>
          <table:table-cell table:formula="of:=COM.MICROSOFT.STDEV.S([.D2:.D22])" office:value-type="float" office:value="0.813575295780767" calcext:value-type="float">
            <text:p>0.8135752958</text:p>
          </table:table-cell>
          <table:table-cell table:formula="of:=COM.MICROSOFT.STDEV.S([.E2:.E22])" office:value-type="float" office:value="1.04425867986634" calcext:value-type="float">
            <text:p>1.0442586799</text:p>
          </table:table-cell>
          <table:table-cell table:formula="of:=COM.MICROSOFT.STDEV.S([.F2:.F22])" office:value-type="float" office:value="1.66189793967763" calcext:value-type="float">
            <text:p>1.6618979397</text:p>
          </table:table-cell>
          <table:table-cell table:formula="of:=COM.MICROSOFT.STDEV.S([.G2:.G22])" office:value-type="float" office:value="1.20317041503648" calcext:value-type="float">
            <text:p>1.203170415</text:p>
          </table:table-cell>
          <table:table-cell table:formula="of:=COM.MICROSOFT.STDEV.S([.H2:.H22])" office:value-type="float" office:value="1.8205179796656" calcext:value-type="float">
            <text:p>1.8205179797</text:p>
          </table:table-cell>
          <table:table-cell table:formula="of:=COM.MICROSOFT.STDEV.S([.I2:.I22])" office:value-type="float" office:value="1.14642300844222" calcext:value-type="float">
            <text:p>1.1464230084</text:p>
          </table:table-cell>
          <table:table-cell table:formula="of:=COM.MICROSOFT.STDEV.S([.J2:.J22])" office:value-type="float" office:value="1.90112748501665" calcext:value-type="float">
            <text:p>1.901127485</text:p>
          </table:table-cell>
          <table:table-cell table:formula="of:=COM.MICROSOFT.STDEV.S([.K2:.K22])" office:value-type="float" office:value="0.925820099772552" calcext:value-type="float">
            <text:p>0.9258200998</text:p>
          </table:table-cell>
          <table:table-cell table:formula="of:=COM.MICROSOFT.STDEV.S([.L2:.L22])" office:value-type="float" office:value="1.70014005025356" calcext:value-type="float">
            <text:p>1.7001400503</text:p>
          </table:table-cell>
          <table:table-cell table:formula="of:=COM.MICROSOFT.STDEV.S([.M2:.M22])" office:value-type="float" office:value="0.597614304667197" calcext:value-type="float">
            <text:p>0.5976143047</text:p>
          </table:table-cell>
          <table:table-cell table:formula="of:=COM.MICROSOFT.STDEV.S([.N2:.N22])" office:value-type="float" office:value="1.27615493909299" calcext:value-type="float">
            <text:p>1.2761549391</text:p>
          </table:table-cell>
          <table:table-cell table:formula="of:=COM.MICROSOFT.STDEV.S([.O2:.O22])" office:value-type="float" office:value="0.889087279447969" calcext:value-type="float">
            <text:p>0.8890872794</text:p>
          </table:table-cell>
          <table:table-cell table:formula="of:=COM.MICROSOFT.STDEV.S([.P2:.P22])" office:value-type="float" office:value="1.33808676492827" calcext:value-type="float">
            <text:p>1.3380867649</text:p>
          </table:table-cell>
          <table:table-cell table:formula="of:=COM.MICROSOFT.STDEV.S([.Q2:.Q22])" office:value-type="float" office:value="0.804747816162957" calcext:value-type="float">
            <text:p>0.8047478162</text:p>
          </table:table-cell>
          <table:table-cell table:formula="of:=COM.MICROSOFT.STDEV.S([.R2:.R22])" office:value-type="float" office:value="1.80607440652504" calcext:value-type="float">
            <text:p>1.8060744065</text:p>
          </table:table-cell>
          <table:table-cell table:formula="of:=COM.MICROSOFT.STDEV.S([.S2:.S22])" office:value-type="float" office:value="1.49284005458436" calcext:value-type="float">
            <text:p>1.4928400546</text:p>
          </table:table-cell>
          <table:table-cell table:formula="of:=COM.MICROSOFT.STDEV.S([.T2:.T22])" office:value-type="float" office:value="1.51657508881031" calcext:value-type="float">
            <text:p>1.5165750888</text:p>
          </table:table-cell>
          <table:table-cell table:formula="of:=COM.MICROSOFT.STDEV.S([.U2:.U22])" office:value-type="float" office:value="0.679635756787974" calcext:value-type="float">
            <text:p>0.6796357568</text:p>
          </table:table-cell>
          <table:table-cell table:formula="of:=COM.MICROSOFT.STDEV.S([.V2:.V22])" office:value-type="float" office:value="1.07570574840095" calcext:value-type="float">
            <text:p>1.0757057484</text:p>
          </table:table-cell>
          <table:table-cell table:formula="of:=COM.MICROSOFT.STDEV.S([.W2:.W22])" office:value-type="float" office:value="1.93956303375393" calcext:value-type="float">
            <text:p>1.9395630338</text:p>
          </table:table-cell>
          <table:table-cell table:formula="of:=COM.MICROSOFT.STDEV.S([.X2:.X22])" office:value-type="float" office:value="1.04425867986634" calcext:value-type="float">
            <text:p>1.0442586799</text:p>
          </table:table-cell>
          <table:table-cell table:formula="of:=COM.MICROSOFT.STDEV.S([.Y2:.Y22])" office:value-type="float" office:value="1.49443411809733" calcext:value-type="float">
            <text:p>1.4944341181</text:p>
          </table:table-cell>
          <table:table-cell table:formula="of:=COM.MICROSOFT.STDEV.S([.Z2:.Z22])" office:value-type="float" office:value="0.679635756787974" calcext:value-type="float">
            <text:p>0.6796357568</text:p>
          </table:table-cell>
          <table:table-cell table:formula="of:=COM.MICROSOFT.STDEV.S([.AA2:.AA22])" office:value-type="float" office:value="1.44584791402007" calcext:value-type="float">
            <text:p>1.445847914</text:p>
          </table:table-cell>
          <table:table-cell table:formula="of:=COM.MICROSOFT.STDEV.S([.AB2:.AB22])" office:value-type="float" office:value="0.577350269189626" calcext:value-type="float">
            <text:p>0.5773502692</text:p>
          </table:table-cell>
          <table:table-cell table:formula="of:=COM.MICROSOFT.STDEV.S([.AC2:.AC22])" office:value-type="float" office:value="1.12122382116278" calcext:value-type="float">
            <text:p>1.1212238212</text:p>
          </table:table-cell>
          <table:table-cell table:formula="of:=COM.MICROSOFT.STDEV.S([.AD2:.AD22])" office:value-type="float" office:value="1.30930734141595" calcext:value-type="float">
            <text:p>1.3093073414</text:p>
          </table:table-cell>
          <table:table-cell table:formula="of:=COM.MICROSOFT.STDEV.S([.AE2:.AE22])" office:value-type="float" office:value="0.902377811277357" calcext:value-type="float">
            <text:p>0.9023778113</text:p>
          </table:table-cell>
          <table:table-cell table:formula="of:=COM.MICROSOFT.STDEV.S([.AF2:.AF22])" office:value-type="float" office:value="1.60949563232591" calcext:value-type="float">
            <text:p>1.6094956323</text:p>
          </table:table-cell>
          <table:table-cell table:formula="of:=COM.MICROSOFT.STDEV.S([.AG2:.AG22])" office:value-type="float" office:value="1.72929933512859" calcext:value-type="float">
            <text:p>1.7292993351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Men</text:p>
          </table:table-cell>
          <table:table-cell table:formula="of:=COM.MICROSOFT.STDEV.S([.C26:.C37])" office:value-type="float" office:value="1.97522534195852" calcext:value-type="float">
            <text:p>1.975225342</text:p>
          </table:table-cell>
          <table:table-cell table:formula="of:=COM.MICROSOFT.STDEV.S([.D26:.D37])" office:value-type="float" office:value="1.67648622440092" calcext:value-type="float">
            <text:p>1.6764862244</text:p>
          </table:table-cell>
          <table:table-cell table:formula="of:=COM.MICROSOFT.STDEV.S([.E26:.E37])" office:value-type="float" office:value="1.81533868615599" calcext:value-type="float">
            <text:p>1.8153386862</text:p>
          </table:table-cell>
          <table:table-cell table:formula="of:=COM.MICROSOFT.STDEV.S([.F26:.F37])" office:value-type="float" office:value="1.76454990398015" calcext:value-type="float">
            <text:p>1.764549904</text:p>
          </table:table-cell>
          <table:table-cell table:formula="of:=COM.MICROSOFT.STDEV.S([.G26:.G37])" office:value-type="float" office:value="1.88293774338254" calcext:value-type="float">
            <text:p>1.8829377434</text:p>
          </table:table-cell>
          <table:table-cell table:formula="of:=COM.MICROSOFT.STDEV.S([.H26:.H37])" office:value-type="float" office:value="1.48477117918737" calcext:value-type="float">
            <text:p>1.4847711792</text:p>
          </table:table-cell>
          <table:table-cell table:formula="of:=COM.MICROSOFT.STDEV.S([.I26:.I37])" office:value-type="float" office:value="1.71225529107612" calcext:value-type="float">
            <text:p>1.7122552911</text:p>
          </table:table-cell>
          <table:table-cell table:formula="of:=COM.MICROSOFT.STDEV.S([.J26:.J37])" office:value-type="float" office:value="1.35680105059994" calcext:value-type="float">
            <text:p>1.3568010506</text:p>
          </table:table-cell>
          <table:table-cell table:formula="of:=COM.MICROSOFT.STDEV.S([.K26:.K37])" office:value-type="float" office:value="1.31425748134554" calcext:value-type="float">
            <text:p>1.3142574813</text:p>
          </table:table-cell>
          <table:table-cell table:formula="of:=COM.MICROSOFT.STDEV.S([.L26:.L37])" office:value-type="float" office:value="1.92865159365215" calcext:value-type="float">
            <text:p>1.9286515937</text:p>
          </table:table-cell>
          <table:table-cell table:formula="of:=COM.MICROSOFT.STDEV.S([.M26:.M37])" office:value-type="float" office:value="0.965307299163423" calcext:value-type="float">
            <text:p>0.9653072992</text:p>
          </table:table-cell>
          <table:table-cell table:formula="of:=COM.MICROSOFT.STDEV.S([.N26:.N37])" office:value-type="float" office:value="1.66969421987344" calcext:value-type="float">
            <text:p>1.6696942199</text:p>
          </table:table-cell>
          <table:table-cell table:formula="of:=COM.MICROSOFT.STDEV.S([.O26:.O37])" office:value-type="float" office:value="1.62135371797393" calcext:value-type="float">
            <text:p>1.621353718</text:p>
          </table:table-cell>
          <table:table-cell table:formula="of:=COM.MICROSOFT.STDEV.S([.P26:.P37])" office:value-type="float" office:value="1.40345893053447" calcext:value-type="float">
            <text:p>1.4034589305</text:p>
          </table:table-cell>
          <table:table-cell table:formula="of:=COM.MICROSOFT.STDEV.S([.Q26:.Q37])" office:value-type="float" office:value="1.67648622440092" calcext:value-type="float">
            <text:p>1.6764862244</text:p>
          </table:table-cell>
          <table:table-cell table:formula="of:=COM.MICROSOFT.STDEV.S([.R26:.R37])" office:value-type="float" office:value="2.26133508433323" calcext:value-type="float">
            <text:p>2.2613350843</text:p>
          </table:table-cell>
          <table:table-cell table:formula="of:=COM.MICROSOFT.STDEV.S([.S26:.S37])" office:value-type="float" office:value="2.41209075662211" calcext:value-type="float">
            <text:p>2.4120907566</text:p>
          </table:table-cell>
          <table:table-cell table:formula="of:=COM.MICROSOFT.STDEV.S([.T26:.T37])" office:value-type="float" office:value="1.72986249234563" calcext:value-type="float">
            <text:p>1.7298624923</text:p>
          </table:table-cell>
          <table:table-cell table:formula="of:=COM.MICROSOFT.STDEV.S([.U26:.U37])" office:value-type="float" office:value="0.996204919895622" calcext:value-type="float">
            <text:p>0.9962049199</text:p>
          </table:table-cell>
          <table:table-cell table:formula="of:=COM.MICROSOFT.STDEV.S([.V26:.V37])" office:value-type="float" office:value="1.99240983979124" calcext:value-type="float">
            <text:p>1.9924098398</text:p>
          </table:table-cell>
          <table:table-cell table:formula="of:=COM.MICROSOFT.STDEV.S([.W26:.W37])" office:value-type="float" office:value="2.22928171609085" calcext:value-type="float">
            <text:p>2.2292817161</text:p>
          </table:table-cell>
          <table:table-cell table:formula="of:=COM.MICROSOFT.STDEV.S([.X26:.X37])" office:value-type="float" office:value="1.42222616792382" calcext:value-type="float">
            <text:p>1.4222261679</text:p>
          </table:table-cell>
          <table:table-cell table:formula="of:=COM.MICROSOFT.STDEV.S([.Y26:.Y37])" office:value-type="float" office:value="1.62368828177198" calcext:value-type="float">
            <text:p>1.6236882818</text:p>
          </table:table-cell>
          <table:table-cell table:formula="of:=COM.MICROSOFT.STDEV.S([.Z26:.Z37])" office:value-type="float" office:value="1.83195540504146" calcext:value-type="float">
            <text:p>1.831955405</text:p>
          </table:table-cell>
          <table:table-cell table:formula="of:=COM.MICROSOFT.STDEV.S([.AA26:.AA37])" office:value-type="float" office:value="2.02072594216369" calcext:value-type="float">
            <text:p>2.0207259422</text:p>
          </table:table-cell>
          <table:table-cell table:formula="of:=COM.MICROSOFT.STDEV.S([.AB26:.AB37])" office:value-type="float" office:value="1.54478595163331" calcext:value-type="float">
            <text:p>1.5447859516</text:p>
          </table:table-cell>
          <table:table-cell table:formula="of:=COM.MICROSOFT.STDEV.S([.AC26:.AC37])" office:value-type="float" office:value="0.792961461098759" calcext:value-type="float">
            <text:p>0.7929614611</text:p>
          </table:table-cell>
          <table:table-cell table:formula="of:=COM.MICROSOFT.STDEV.S([.AD26:.AD37])" office:value-type="float" office:value="2.05049883066181" calcext:value-type="float">
            <text:p>2.0504988307</text:p>
          </table:table-cell>
          <table:table-cell table:formula="of:=COM.MICROSOFT.STDEV.S([.AE26:.AE37])" office:value-type="float" office:value="1.62135371797393" calcext:value-type="float">
            <text:p>1.621353718</text:p>
          </table:table-cell>
          <table:table-cell table:formula="of:=COM.MICROSOFT.STDEV.S([.AF26:.AF37])" office:value-type="float" office:value="1.40345893053447" calcext:value-type="float">
            <text:p>1.4034589305</text:p>
          </table:table-cell>
          <table:table-cell table:formula="of:=COM.MICROSOFT.STDEV.S([.AG26:.AG37])" office:value-type="float" office:value="2" calcext:value-type="float">
            <text:p>2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22:18:35.3639172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23:20:18.101531425</meta:creation-date>
    <dc:date>2016-09-07T22:28:22.227391932</dc:date>
    <meta:editing-duration>PT17M39S</meta:editing-duration>
    <meta:editing-cycles>14</meta:editing-cycles>
    <meta:generator>LibreOffice/4.2.8.2$Linux_X86_64 LibreOffice_project/420m0$Build-2</meta:generator>
    <meta:document-statistic meta:table-count="1" meta:cell-count="13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error-category="cell-range" chart:error-upper-range="Sheet1.C46:Sheet1.AG47" chart:error-lower-range="Sheet1.C46:Sheet1.AG47"/>
    </style:style>
    <style:style style:name="ch4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1.C46:Sheet1.AG47" chart:error-lower-range="Sheet1.C46:Sheet1.AG47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46:Sheet1.AG47" chart:error-lower-range="Sheet1.C46:Sheet1.AG47" chart:std-weight="1"/>
      <style:graphic-properties draw:stroke="solid" svg:stroke-width="0cm" svg:stroke-color="#000000" svg:stroke-opacity="100%" draw:stroke-linejoin="round"/>
    </style:style>
    <style:style style:name="ch9" style:family="chart" style:data-style-name="N0">
      <style:chart-properties chart:link-data-style-to-source="true" chart:error-category="cell-range" chart:error-upper-range="Sheet1.C46:Sheet1.AG47" chart:error-lower-range="Sheet1.C46:Sheet1.AG47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9.92cm" svg:height="18.485cm" xlink:href=".." xlink:type="simple" chart:class="chart:bar" chart:style-name="ch1">
        <chart:legend chart:legend-position="end" svg:x="98.027cm" svg:y="8.694cm" style:legend-expansion="high" chart:style-name="ch2"/>
        <chart:plot-area chart:style-name="ch3" table:cell-range-address="Sheet1.B43:Sheet1.AG45" chart:data-source-has-labels="both" svg:x="1.998cm" svg:y="0.369cm" svg:width="94.031cm" svg:height="17.747cm">
          <chartooo:coordinate-region svg:x="3.108cm" svg:y="0.568cm" svg:width="92.921cm" svg:height="6.554cm"/>
          <chart:axis chart:dimension="x" chart:name="primary-x" chart:style-name="ch4" chartooo:axis-type="auto">
            <chartooo:date-scale/>
            <chart:categories table:cell-range-address="Sheet1.C43:Sheet1.AG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44:Sheet1.AG44" chart:label-cell-address="Sheet1.B44:Sheet1.B44" chart:class="chart:bar">
            <chart:error-indicator chart:style-name="ch8" chart:dimension="y"/>
            <chart:data-point chart:repeated="31"/>
          </chart:series>
          <chart:series chart:style-name="ch9" chart:values-cell-range-address="Sheet1.C45:Sheet1.AG45" chart:label-cell-address="Sheet1.B45:Sheet1.B45" chart:class="chart:bar">
            <chart:error-indicator chart:style-name="ch8" chart:dimension="y"/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 felt close to the robot</text:p>
                <draw:g>
                  <svg:desc>Sheet1.C43:Sheet1.AG43</svg:desc>
                </draw:g>
              </table:table-cell>
              <table:table-cell office:value-type="string">
                <text:p>I was satisfied with the robot.</text:p>
              </table:table-cell>
              <table:table-cell office:value-type="string">
                <text:p>I would like to continue working with the robot.</text:p>
              </table:table-cell>
              <table:table-cell office:value-type="string">
                <text:p>I trust the robot.</text:p>
              </table:table-cell>
              <table:table-cell office:value-type="string">
                <text:p>I like the robot.</text:p>
              </table:table-cell>
              <table:table-cell office:value-type="string">
                <text:p>The robot was repetitive.</text:p>
              </table:table-cell>
              <table:table-cell office:value-type="string">
                <text:p>It was easy to express myself to the robot.</text:p>
              </table:table-cell>
              <table:table-cell office:value-type="string">
                <text:p>The robot was interesting.</text:p>
              </table:table-cell>
              <table:table-cell office:value-type="string">
                <text:p>The robot does not understand what we are trying to accomplish.</text:p>
              </table:table-cell>
              <table:table-cell office:value-type="string">
                <text:p>The robot made efficient decisions.</text:p>
              </table:table-cell>
              <table:table-cell office:value-type="string">
                <text:p>I find what I am doing with the robot confusing.</text:p>
              </table:table-cell>
              <table:table-cell office:value-type="string">
                <text:p>The robot perceives accurately what my objectives are.</text:p>
              </table:table-cell>
              <table:table-cell office:value-type="string">
                <text:p>I understand the robot, and I think it understands me, at least in the best way it can.</text:p>
              </table:table-cell>
              <table:table-cell office:value-type="string">
                <text:p>The robot and I are working towards mutually agreed-upon goals.</text:p>
              </table:table-cell>
              <table:table-cell office:value-type="string">
                <text:p>I am confident in the robot's ability to help me.</text:p>
              </table:table-cell>
              <table:table-cell office:value-type="string">
                <text:p>I feel that the robot, in its own unique ways, is genuinely concerned about me.</text:p>
              </table:table-cell>
              <table:table-cell office:value-type="string">
                <text:p>The robot and I collaborate on setting goals for us to work on.</text:p>
              </table:table-cell>
              <table:table-cell office:value-type="string">
                <text:p>The robot does not understand what I am trying to accomplish.</text:p>
              </table:table-cell>
              <table:table-cell office:value-type="string">
                <text:p>I find what the robot and I are doing is unrelated to my goals.</text:p>
              </table:table-cell>
              <table:table-cell office:value-type="string">
                <text:p>The robot and I agree on what is important for us to work on.</text:p>
              </table:table-cell>
              <table:table-cell office:value-type="string">
                <text:p>The robot understands some of my feelings and takes them into account in our collaboration.</text:p>
              </table:table-cell>
              <table:table-cell office:value-type="string">
                <text:p>The robot is sometimes confused about what I feel about our activities. </text:p>
              </table:table-cell>
              <table:table-cell office:value-type="string">
                <text:p>The robot does not understand how I feel during our collaboration.</text:p>
              </table:table-cell>
              <table:table-cell office:value-type="string">
                <text:p>I trust the robot to perform appropriately in our collaboration.</text:p>
              </table:table-cell>
              <table:table-cell office:value-type="string">
                <text:p>I trust the robot to assess my feelings appropriately in our collaboration.</text:p>
              </table:table-cell>
              <table:table-cell office:value-type="string">
                <text:p>I am satisfied with the outcome of our collaboration.</text:p>
              </table:table-cell>
              <table:table-cell office:value-type="string">
                <text:p>I believe that the robot and I achieved the goals we set.</text:p>
              </table:table-cell>
              <table:table-cell office:value-type="string">
                <text:p>The robot's decisions improved my performance during the collaboration.</text:p>
              </table:table-cell>
              <table:table-cell office:value-type="string">
                <text:p>The robot was committed to the collaboration.</text:p>
              </table:table-cell>
              <table:table-cell office:value-type="string">
                <text:p>The robot was satisfied with my collaborative behavior. </text:p>
              </table:table-cell>
              <table:table-cell office:value-type="string">
                <text:p>The robot understood my emotions.</text:p>
              </table:table-cell>
            </table:table-row>
          </table:table-header-rows>
          <table:table-rows>
            <table:table-row>
              <table:table-cell office:value-type="string">
                <text:p>Women</text:p>
                <draw:g>
                  <svg:desc>Sheet1.B44:Sheet1.B44</svg:desc>
                </draw:g>
              </table:table-cell>
              <table:table-cell office:value-type="float" office:value="5.14285714285714">
                <text:p>5.14285714285714</text:p>
                <draw:g>
                  <svg:desc>Sheet1.C44:Sheet1.AG44</svg:desc>
                </draw:g>
              </table:table-cell>
              <table:table-cell office:value-type="float" office:value="6.19047619047619">
                <text:p>6.19047619047619</text:p>
              </table:table-cell>
              <table:table-cell office:value-type="float" office:value="5.90476190476191">
                <text:p>5.90476190476191</text:p>
              </table:table-cell>
              <table:table-cell office:value-type="float" office:value="5.52380952380952">
                <text:p>5.52380952380952</text:p>
              </table:table-cell>
              <table:table-cell office:value-type="float" office:value="6.04761904761905">
                <text:p>6.04761904761905</text:p>
              </table:table-cell>
              <table:table-cell office:value-type="float" office:value="3.71428571428571">
                <text:p>3.71428571428571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5.76190476190476">
                <text:p>5.7619047619047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6.0952380952381">
                <text:p>6.0952380952381</text:p>
              </table:table-cell>
              <table:table-cell office:value-type="float" office:value="6.23809523809524">
                <text:p>6.23809523809524</text:p>
              </table:table-cell>
              <table:table-cell office:value-type="float" office:value="6.04761904761905">
                <text:p>6.04761904761905</text:p>
              </table:table-cell>
              <table:table-cell office:value-type="float" office:value="4.52380952380952">
                <text:p>4.52380952380952</text:p>
              </table:table-cell>
              <table:table-cell office:value-type="float" office:value="5.14285714285714">
                <text:p>5.14285714285714</text:p>
              </table:table-cell>
              <table:table-cell office:value-type="float" office:value="2">
                <text:p>2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5.57142857142857">
                <text:p>5.57142857142857</text:p>
              </table:table-cell>
              <table:table-cell office:value-type="float" office:value="5.19047619047619">
                <text:p>5.19047619047619</text:p>
              </table:table-cell>
              <table:table-cell office:value-type="float" office:value="1.9047619047619">
                <text:p>1.9047619047619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6.19047619047619">
                <text:p>6.19047619047619</text:p>
              </table:table-cell>
              <table:table-cell office:value-type="float" office:value="5.0952380952381">
                <text:p>5.095238095238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.42857142857143">
                <text:p>6.42857142857143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6.28571428571429">
                <text:p>6.28571428571429</text:p>
              </table:table-cell>
              <table:table-cell office:value-type="float" office:value="5.76190476190476">
                <text:p>5.76190476190476</text:p>
              </table:table-cell>
              <table:table-cell office:value-type="float" office:value="5.0952380952381">
                <text:p>5.0952380952381</text:p>
              </table:table-cell>
            </table:table-row>
            <table:table-row>
              <table:table-cell office:value-type="string">
                <text:p>Row 46 Row 47</text:p>
                <draw:g>
                  <svg:desc/>
                </draw:g>
              </table:table-cell>
              <table:table-cell office:value-type="float" office:value="1.52596573636875">
                <text:p>1.52596573636875</text:p>
                <draw:g>
                  <svg:desc>Sheet1.C46:Sheet1.AG47</svg:desc>
                </draw:g>
              </table:table-cell>
              <table:table-cell office:value-type="float" office:value="1.97522534195852">
                <text:p>1.97522534195852</text:p>
              </table:table-cell>
              <table:table-cell office:value-type="float" office:value="0.813575295780767">
                <text:p>0.813575295780767</text:p>
              </table:table-cell>
              <table:table-cell office:value-type="float" office:value="1.67648622440092">
                <text:p>1.67648622440092</text:p>
              </table:table-cell>
              <table:table-cell office:value-type="float" office:value="1.04425867986634">
                <text:p>1.04425867986634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6189793967763">
                <text:p>1.66189793967763</text:p>
              </table:table-cell>
              <table:table-cell office:value-type="float" office:value="1.76454990398015">
                <text:p>1.76454990398015</text:p>
              </table:table-cell>
              <table:table-cell office:value-type="float" office:value="1.20317041503648">
                <text:p>1.20317041503648</text:p>
              </table:table-cell>
              <table:table-cell office:value-type="float" office:value="1.88293774338254">
                <text:p>1.88293774338254</text:p>
              </table:table-cell>
              <table:table-cell office:value-type="float" office:value="1.8205179796656">
                <text:p>1.8205179796656</text:p>
              </table:table-cell>
              <table:table-cell office:value-type="float" office:value="1.48477117918737">
                <text:p>1.48477117918737</text:p>
              </table:table-cell>
              <table:table-cell office:value-type="float" office:value="1.14642300844222">
                <text:p>1.14642300844222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90112748501665">
                <text:p>1.90112748501665</text:p>
              </table:table-cell>
              <table:table-cell office:value-type="float" office:value="1.35680105059994">
                <text:p>1.35680105059994</text:p>
              </table:table-cell>
              <table:table-cell office:value-type="float" office:value="0.925820099772552">
                <text:p>0.925820099772552</text:p>
              </table:table-cell>
              <table:table-cell office:value-type="float" office:value="1.31425748134554">
                <text:p>1.31425748134554</text:p>
              </table:table-cell>
              <table:table-cell office:value-type="float" office:value="1.70014005025356">
                <text:p>1.70014005025356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0.597614304667197">
                <text:p>0.597614304667197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27615493909299">
                <text:p>1.27615493909299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0.889087279447969">
                <text:p>0.889087279447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1.33808676492827">
                <text:p>1.33808676492827</text:p>
              </table:table-cell>
              <table:table-cell office:value-type="float" office:value="1.40345893053447">
                <text:p>1.40345893053447</text:p>
              </table:table-cell>
              <table:table-cell office:value-type="float" office:value="0.804747816162957">
                <text:p>0.804747816162957</text:p>
              </table:table-cell>
              <table:table-cell office:value-type="float" office:value="1.67648622440092">
                <text:p>1.67648622440092</text:p>
              </table:table-cell>
              <table:table-cell office:value-type="float" office:value="1.80607440652504">
                <text:p>1.80607440652504</text:p>
              </table:table-cell>
              <table:table-cell office:value-type="float" office:value="2.26133508433323">
                <text:p>2.26133508433323</text:p>
              </table:table-cell>
              <table:table-cell office:value-type="float" office:value="1.49284005458436">
                <text:p>1.49284005458436</text:p>
              </table:table-cell>
              <table:table-cell office:value-type="float" office:value="2.41209075662211">
                <text:p>2.41209075662211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0.679635756787974">
                <text:p>0.679635756787974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07570574840095">
                <text:p>1.07570574840095</text:p>
              </table:table-cell>
              <table:table-cell office:value-type="float" office:value="1.99240983979124">
                <text:p>1.99240983979124</text:p>
              </table:table-cell>
              <table:table-cell office:value-type="float" office:value="1.93956303375393">
                <text:p>1.93956303375393</text:p>
              </table:table-cell>
              <table:table-cell office:value-type="float" office:value="2.22928171609085">
                <text:p>2.22928171609085</text:p>
              </table:table-cell>
              <table:table-cell office:value-type="float" office:value="1.04425867986634">
                <text:p>1.04425867986634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49443411809733">
                <text:p>1.49443411809733</text:p>
              </table:table-cell>
              <table:table-cell office:value-type="float" office:value="1.62368828177198">
                <text:p>1.62368828177198</text:p>
              </table:table-cell>
              <table:table-cell office:value-type="float" office:value="0.679635756787974">
                <text:p>0.679635756787974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44584791402007">
                <text:p>1.44584791402007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1.54478595163331">
                <text:p>1.54478595163331</text:p>
              </table:table-cell>
              <table:table-cell office:value-type="float" office:value="1.12122382116278">
                <text:p>1.12122382116278</text:p>
              </table:table-cell>
              <table:table-cell office:value-type="float" office:value="0.792961461098759">
                <text:p>0.792961461098759</text:p>
              </table:table-cell>
              <table:table-cell office:value-type="float" office:value="1.30930734141595">
                <text:p>1.30930734141595</text:p>
              </table:table-cell>
              <table:table-cell office:value-type="float" office:value="2.05049883066181">
                <text:p>2.05049883066181</text:p>
              </table:table-cell>
              <table:table-cell office:value-type="float" office:value="0.902377811277357">
                <text:p>0.902377811277357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1.60949563232591">
                <text:p>1.60949563232591</text:p>
              </table:table-cell>
              <table:table-cell office:value-type="float" office:value="1.40345893053447">
                <text:p>1.40345893053447</text:p>
              </table:table-cell>
              <table:table-cell office:value-type="float" office:value="1.72929933512859">
                <text:p>1.72929933512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6 Row 47</text:p>
                <draw:g>
                  <svg:desc/>
                </draw:g>
              </table:table-cell>
              <table:table-cell office:value-type="float" office:value="1.52596573636875">
                <text:p>1.52596573636875</text:p>
                <draw:g>
                  <svg:desc>Sheet1.C46:Sheet1.AG47</svg:desc>
                </draw:g>
              </table:table-cell>
              <table:table-cell office:value-type="float" office:value="1.97522534195852">
                <text:p>1.97522534195852</text:p>
              </table:table-cell>
              <table:table-cell office:value-type="float" office:value="0.813575295780767">
                <text:p>0.813575295780767</text:p>
              </table:table-cell>
              <table:table-cell office:value-type="float" office:value="1.67648622440092">
                <text:p>1.67648622440092</text:p>
              </table:table-cell>
              <table:table-cell office:value-type="float" office:value="1.04425867986634">
                <text:p>1.04425867986634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6189793967763">
                <text:p>1.66189793967763</text:p>
              </table:table-cell>
              <table:table-cell office:value-type="float" office:value="1.76454990398015">
                <text:p>1.76454990398015</text:p>
              </table:table-cell>
              <table:table-cell office:value-type="float" office:value="1.20317041503648">
                <text:p>1.20317041503648</text:p>
              </table:table-cell>
              <table:table-cell office:value-type="float" office:value="1.88293774338254">
                <text:p>1.88293774338254</text:p>
              </table:table-cell>
              <table:table-cell office:value-type="float" office:value="1.8205179796656">
                <text:p>1.8205179796656</text:p>
              </table:table-cell>
              <table:table-cell office:value-type="float" office:value="1.48477117918737">
                <text:p>1.48477117918737</text:p>
              </table:table-cell>
              <table:table-cell office:value-type="float" office:value="1.14642300844222">
                <text:p>1.14642300844222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90112748501665">
                <text:p>1.90112748501665</text:p>
              </table:table-cell>
              <table:table-cell office:value-type="float" office:value="1.35680105059994">
                <text:p>1.35680105059994</text:p>
              </table:table-cell>
              <table:table-cell office:value-type="float" office:value="0.925820099772552">
                <text:p>0.925820099772552</text:p>
              </table:table-cell>
              <table:table-cell office:value-type="float" office:value="1.31425748134554">
                <text:p>1.31425748134554</text:p>
              </table:table-cell>
              <table:table-cell office:value-type="float" office:value="1.70014005025356">
                <text:p>1.70014005025356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0.597614304667197">
                <text:p>0.597614304667197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27615493909299">
                <text:p>1.27615493909299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0.889087279447969">
                <text:p>0.889087279447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1.33808676492827">
                <text:p>1.33808676492827</text:p>
              </table:table-cell>
              <table:table-cell office:value-type="float" office:value="1.40345893053447">
                <text:p>1.40345893053447</text:p>
              </table:table-cell>
              <table:table-cell office:value-type="float" office:value="0.804747816162957">
                <text:p>0.804747816162957</text:p>
              </table:table-cell>
              <table:table-cell office:value-type="float" office:value="1.67648622440092">
                <text:p>1.67648622440092</text:p>
              </table:table-cell>
              <table:table-cell office:value-type="float" office:value="1.80607440652504">
                <text:p>1.80607440652504</text:p>
              </table:table-cell>
              <table:table-cell office:value-type="float" office:value="2.26133508433323">
                <text:p>2.26133508433323</text:p>
              </table:table-cell>
              <table:table-cell office:value-type="float" office:value="1.49284005458436">
                <text:p>1.49284005458436</text:p>
              </table:table-cell>
              <table:table-cell office:value-type="float" office:value="2.41209075662211">
                <text:p>2.41209075662211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0.679635756787974">
                <text:p>0.679635756787974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07570574840095">
                <text:p>1.07570574840095</text:p>
              </table:table-cell>
              <table:table-cell office:value-type="float" office:value="1.99240983979124">
                <text:p>1.99240983979124</text:p>
              </table:table-cell>
              <table:table-cell office:value-type="float" office:value="1.93956303375393">
                <text:p>1.93956303375393</text:p>
              </table:table-cell>
              <table:table-cell office:value-type="float" office:value="2.22928171609085">
                <text:p>2.22928171609085</text:p>
              </table:table-cell>
              <table:table-cell office:value-type="float" office:value="1.04425867986634">
                <text:p>1.04425867986634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49443411809733">
                <text:p>1.49443411809733</text:p>
              </table:table-cell>
              <table:table-cell office:value-type="float" office:value="1.62368828177198">
                <text:p>1.62368828177198</text:p>
              </table:table-cell>
              <table:table-cell office:value-type="float" office:value="0.679635756787974">
                <text:p>0.679635756787974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44584791402007">
                <text:p>1.44584791402007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1.54478595163331">
                <text:p>1.54478595163331</text:p>
              </table:table-cell>
              <table:table-cell office:value-type="float" office:value="1.12122382116278">
                <text:p>1.12122382116278</text:p>
              </table:table-cell>
              <table:table-cell office:value-type="float" office:value="0.792961461098759">
                <text:p>0.792961461098759</text:p>
              </table:table-cell>
              <table:table-cell office:value-type="float" office:value="1.30930734141595">
                <text:p>1.30930734141595</text:p>
              </table:table-cell>
              <table:table-cell office:value-type="float" office:value="2.05049883066181">
                <text:p>2.05049883066181</text:p>
              </table:table-cell>
              <table:table-cell office:value-type="float" office:value="0.902377811277357">
                <text:p>0.902377811277357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1.60949563232591">
                <text:p>1.60949563232591</text:p>
              </table:table-cell>
              <table:table-cell office:value-type="float" office:value="1.40345893053447">
                <text:p>1.40345893053447</text:p>
              </table:table-cell>
              <table:table-cell office:value-type="float" office:value="1.72929933512859">
                <text:p>1.72929933512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en</text:p>
                <draw:g>
                  <svg:desc>Sheet1.B45:Sheet1.B45</svg:desc>
                </draw:g>
              </table:table-cell>
              <table:table-cell office:value-type="float" office:value="4.58333333333333">
                <text:p>4.58333333333333</text:p>
                <draw:g>
                  <svg:desc>Sheet1.C45:Sheet1.AG45</svg:desc>
                </draw:g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.25">
                <text:p>5.25</text:p>
              </table:table-cell>
              <table:table-cell office:value-type="float" office:value="5.25">
                <text:p>5.25</text:p>
              </table:table-cell>
              <table:table-cell office:value-type="float" office:value="5.5">
                <text:p>5.5</text:p>
              </table:table-cell>
              <table:table-cell office:value-type="float" office:value="3.75">
                <text:p>3.75</text:p>
              </table:table-cell>
              <table:table-cell office:value-type="float" office:value="5.25">
                <text:p>5.25</text:p>
              </table:table-cell>
              <table:table-cell office:value-type="float" office:value="5.75">
                <text:p>5.75</text:p>
              </table:table-cell>
              <table:table-cell office:value-type="float" office:value="2.5">
                <text:p>2.5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1.75">
                <text:p>1.7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4.75">
                <text:p>4.75</text:p>
              </table:table-cell>
              <table:table-cell office:value-type="float" office:value="5">
                <text:p>5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25">
                <text:p>2.25</text:p>
              </table:table-cell>
              <table:table-cell office:value-type="float" office:value="2.5">
                <text:p>2.5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5.75">
                <text:p>5.75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4.75">
                <text:p>4.75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Row 46 Row 47</text:p>
                <draw:g>
                  <svg:desc/>
                </draw:g>
              </table:table-cell>
              <table:table-cell office:value-type="float" office:value="1.52596573636875">
                <text:p>1.52596573636875</text:p>
                <draw:g>
                  <svg:desc>Sheet1.C46:Sheet1.AG47</svg:desc>
                </draw:g>
              </table:table-cell>
              <table:table-cell office:value-type="float" office:value="1.97522534195852">
                <text:p>1.97522534195852</text:p>
              </table:table-cell>
              <table:table-cell office:value-type="float" office:value="0.813575295780767">
                <text:p>0.813575295780767</text:p>
              </table:table-cell>
              <table:table-cell office:value-type="float" office:value="1.67648622440092">
                <text:p>1.67648622440092</text:p>
              </table:table-cell>
              <table:table-cell office:value-type="float" office:value="1.04425867986634">
                <text:p>1.04425867986634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6189793967763">
                <text:p>1.66189793967763</text:p>
              </table:table-cell>
              <table:table-cell office:value-type="float" office:value="1.76454990398015">
                <text:p>1.76454990398015</text:p>
              </table:table-cell>
              <table:table-cell office:value-type="float" office:value="1.20317041503648">
                <text:p>1.20317041503648</text:p>
              </table:table-cell>
              <table:table-cell office:value-type="float" office:value="1.88293774338254">
                <text:p>1.88293774338254</text:p>
              </table:table-cell>
              <table:table-cell office:value-type="float" office:value="1.8205179796656">
                <text:p>1.8205179796656</text:p>
              </table:table-cell>
              <table:table-cell office:value-type="float" office:value="1.48477117918737">
                <text:p>1.48477117918737</text:p>
              </table:table-cell>
              <table:table-cell office:value-type="float" office:value="1.14642300844222">
                <text:p>1.14642300844222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90112748501665">
                <text:p>1.90112748501665</text:p>
              </table:table-cell>
              <table:table-cell office:value-type="float" office:value="1.35680105059994">
                <text:p>1.35680105059994</text:p>
              </table:table-cell>
              <table:table-cell office:value-type="float" office:value="0.925820099772552">
                <text:p>0.925820099772552</text:p>
              </table:table-cell>
              <table:table-cell office:value-type="float" office:value="1.31425748134554">
                <text:p>1.31425748134554</text:p>
              </table:table-cell>
              <table:table-cell office:value-type="float" office:value="1.70014005025356">
                <text:p>1.70014005025356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0.597614304667197">
                <text:p>0.597614304667197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27615493909299">
                <text:p>1.27615493909299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0.889087279447969">
                <text:p>0.889087279447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1.33808676492827">
                <text:p>1.33808676492827</text:p>
              </table:table-cell>
              <table:table-cell office:value-type="float" office:value="1.40345893053447">
                <text:p>1.40345893053447</text:p>
              </table:table-cell>
              <table:table-cell office:value-type="float" office:value="0.804747816162957">
                <text:p>0.804747816162957</text:p>
              </table:table-cell>
              <table:table-cell office:value-type="float" office:value="1.67648622440092">
                <text:p>1.67648622440092</text:p>
              </table:table-cell>
              <table:table-cell office:value-type="float" office:value="1.80607440652504">
                <text:p>1.80607440652504</text:p>
              </table:table-cell>
              <table:table-cell office:value-type="float" office:value="2.26133508433323">
                <text:p>2.26133508433323</text:p>
              </table:table-cell>
              <table:table-cell office:value-type="float" office:value="1.49284005458436">
                <text:p>1.49284005458436</text:p>
              </table:table-cell>
              <table:table-cell office:value-type="float" office:value="2.41209075662211">
                <text:p>2.41209075662211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0.679635756787974">
                <text:p>0.679635756787974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07570574840095">
                <text:p>1.07570574840095</text:p>
              </table:table-cell>
              <table:table-cell office:value-type="float" office:value="1.99240983979124">
                <text:p>1.99240983979124</text:p>
              </table:table-cell>
              <table:table-cell office:value-type="float" office:value="1.93956303375393">
                <text:p>1.93956303375393</text:p>
              </table:table-cell>
              <table:table-cell office:value-type="float" office:value="2.22928171609085">
                <text:p>2.22928171609085</text:p>
              </table:table-cell>
              <table:table-cell office:value-type="float" office:value="1.04425867986634">
                <text:p>1.04425867986634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49443411809733">
                <text:p>1.49443411809733</text:p>
              </table:table-cell>
              <table:table-cell office:value-type="float" office:value="1.62368828177198">
                <text:p>1.62368828177198</text:p>
              </table:table-cell>
              <table:table-cell office:value-type="float" office:value="0.679635756787974">
                <text:p>0.679635756787974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44584791402007">
                <text:p>1.44584791402007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1.54478595163331">
                <text:p>1.54478595163331</text:p>
              </table:table-cell>
              <table:table-cell office:value-type="float" office:value="1.12122382116278">
                <text:p>1.12122382116278</text:p>
              </table:table-cell>
              <table:table-cell office:value-type="float" office:value="0.792961461098759">
                <text:p>0.792961461098759</text:p>
              </table:table-cell>
              <table:table-cell office:value-type="float" office:value="1.30930734141595">
                <text:p>1.30930734141595</text:p>
              </table:table-cell>
              <table:table-cell office:value-type="float" office:value="2.05049883066181">
                <text:p>2.05049883066181</text:p>
              </table:table-cell>
              <table:table-cell office:value-type="float" office:value="0.902377811277357">
                <text:p>0.902377811277357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1.60949563232591">
                <text:p>1.60949563232591</text:p>
              </table:table-cell>
              <table:table-cell office:value-type="float" office:value="1.40345893053447">
                <text:p>1.40345893053447</text:p>
              </table:table-cell>
              <table:table-cell office:value-type="float" office:value="1.72929933512859">
                <text:p>1.729299335128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46 Row 47</text:p>
                <draw:g>
                  <svg:desc/>
                </draw:g>
              </table:table-cell>
              <table:table-cell office:value-type="float" office:value="1.52596573636875">
                <text:p>1.52596573636875</text:p>
                <draw:g>
                  <svg:desc>Sheet1.C46:Sheet1.AG47</svg:desc>
                </draw:g>
              </table:table-cell>
              <table:table-cell office:value-type="float" office:value="1.97522534195852">
                <text:p>1.97522534195852</text:p>
              </table:table-cell>
              <table:table-cell office:value-type="float" office:value="0.813575295780767">
                <text:p>0.813575295780767</text:p>
              </table:table-cell>
              <table:table-cell office:value-type="float" office:value="1.67648622440092">
                <text:p>1.67648622440092</text:p>
              </table:table-cell>
              <table:table-cell office:value-type="float" office:value="1.04425867986634">
                <text:p>1.04425867986634</text:p>
              </table:table-cell>
              <table:table-cell office:value-type="float" office:value="1.81533868615599">
                <text:p>1.81533868615599</text:p>
              </table:table-cell>
              <table:table-cell office:value-type="float" office:value="1.66189793967763">
                <text:p>1.66189793967763</text:p>
              </table:table-cell>
              <table:table-cell office:value-type="float" office:value="1.76454990398015">
                <text:p>1.76454990398015</text:p>
              </table:table-cell>
              <table:table-cell office:value-type="float" office:value="1.20317041503648">
                <text:p>1.20317041503648</text:p>
              </table:table-cell>
              <table:table-cell office:value-type="float" office:value="1.88293774338254">
                <text:p>1.88293774338254</text:p>
              </table:table-cell>
              <table:table-cell office:value-type="float" office:value="1.8205179796656">
                <text:p>1.8205179796656</text:p>
              </table:table-cell>
              <table:table-cell office:value-type="float" office:value="1.48477117918737">
                <text:p>1.48477117918737</text:p>
              </table:table-cell>
              <table:table-cell office:value-type="float" office:value="1.14642300844222">
                <text:p>1.14642300844222</text:p>
              </table:table-cell>
              <table:table-cell office:value-type="float" office:value="1.71225529107612">
                <text:p>1.71225529107612</text:p>
              </table:table-cell>
              <table:table-cell office:value-type="float" office:value="1.90112748501665">
                <text:p>1.90112748501665</text:p>
              </table:table-cell>
              <table:table-cell office:value-type="float" office:value="1.35680105059994">
                <text:p>1.35680105059994</text:p>
              </table:table-cell>
              <table:table-cell office:value-type="float" office:value="0.925820099772552">
                <text:p>0.925820099772552</text:p>
              </table:table-cell>
              <table:table-cell office:value-type="float" office:value="1.31425748134554">
                <text:p>1.31425748134554</text:p>
              </table:table-cell>
              <table:table-cell office:value-type="float" office:value="1.70014005025356">
                <text:p>1.70014005025356</text:p>
              </table:table-cell>
              <table:table-cell office:value-type="float" office:value="1.92865159365215">
                <text:p>1.92865159365215</text:p>
              </table:table-cell>
              <table:table-cell office:value-type="float" office:value="0.597614304667197">
                <text:p>0.597614304667197</text:p>
              </table:table-cell>
              <table:table-cell office:value-type="float" office:value="0.965307299163423">
                <text:p>0.965307299163423</text:p>
              </table:table-cell>
              <table:table-cell office:value-type="float" office:value="1.27615493909299">
                <text:p>1.27615493909299</text:p>
              </table:table-cell>
              <table:table-cell office:value-type="float" office:value="1.66969421987344">
                <text:p>1.66969421987344</text:p>
              </table:table-cell>
              <table:table-cell office:value-type="float" office:value="0.889087279447969">
                <text:p>0.889087279447969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1.33808676492827">
                <text:p>1.33808676492827</text:p>
              </table:table-cell>
              <table:table-cell office:value-type="float" office:value="1.40345893053447">
                <text:p>1.40345893053447</text:p>
              </table:table-cell>
              <table:table-cell office:value-type="float" office:value="0.804747816162957">
                <text:p>0.804747816162957</text:p>
              </table:table-cell>
              <table:table-cell office:value-type="float" office:value="1.67648622440092">
                <text:p>1.67648622440092</text:p>
              </table:table-cell>
              <table:table-cell office:value-type="float" office:value="1.80607440652504">
                <text:p>1.80607440652504</text:p>
              </table:table-cell>
              <table:table-cell office:value-type="float" office:value="2.26133508433323">
                <text:p>2.26133508433323</text:p>
              </table:table-cell>
              <table:table-cell office:value-type="float" office:value="1.49284005458436">
                <text:p>1.49284005458436</text:p>
              </table:table-cell>
              <table:table-cell office:value-type="float" office:value="2.41209075662211">
                <text:p>2.41209075662211</text:p>
              </table:table-cell>
              <table:table-cell office:value-type="float" office:value="1.51657508881031">
                <text:p>1.51657508881031</text:p>
              </table:table-cell>
              <table:table-cell office:value-type="float" office:value="1.72986249234563">
                <text:p>1.72986249234563</text:p>
              </table:table-cell>
              <table:table-cell office:value-type="float" office:value="0.679635756787974">
                <text:p>0.679635756787974</text:p>
              </table:table-cell>
              <table:table-cell office:value-type="float" office:value="0.996204919895622">
                <text:p>0.996204919895622</text:p>
              </table:table-cell>
              <table:table-cell office:value-type="float" office:value="1.07570574840095">
                <text:p>1.07570574840095</text:p>
              </table:table-cell>
              <table:table-cell office:value-type="float" office:value="1.99240983979124">
                <text:p>1.99240983979124</text:p>
              </table:table-cell>
              <table:table-cell office:value-type="float" office:value="1.93956303375393">
                <text:p>1.93956303375393</text:p>
              </table:table-cell>
              <table:table-cell office:value-type="float" office:value="2.22928171609085">
                <text:p>2.22928171609085</text:p>
              </table:table-cell>
              <table:table-cell office:value-type="float" office:value="1.04425867986634">
                <text:p>1.04425867986634</text:p>
              </table:table-cell>
              <table:table-cell office:value-type="float" office:value="1.42222616792382">
                <text:p>1.42222616792382</text:p>
              </table:table-cell>
              <table:table-cell office:value-type="float" office:value="1.49443411809733">
                <text:p>1.49443411809733</text:p>
              </table:table-cell>
              <table:table-cell office:value-type="float" office:value="1.62368828177198">
                <text:p>1.62368828177198</text:p>
              </table:table-cell>
              <table:table-cell office:value-type="float" office:value="0.679635756787974">
                <text:p>0.679635756787974</text:p>
              </table:table-cell>
              <table:table-cell office:value-type="float" office:value="1.83195540504146">
                <text:p>1.83195540504146</text:p>
              </table:table-cell>
              <table:table-cell office:value-type="float" office:value="1.44584791402007">
                <text:p>1.44584791402007</text:p>
              </table:table-cell>
              <table:table-cell office:value-type="float" office:value="2.02072594216369">
                <text:p>2.02072594216369</text:p>
              </table:table-cell>
              <table:table-cell office:value-type="float" office:value="0.577350269189626">
                <text:p>0.577350269189626</text:p>
              </table:table-cell>
              <table:table-cell office:value-type="float" office:value="1.54478595163331">
                <text:p>1.54478595163331</text:p>
              </table:table-cell>
              <table:table-cell office:value-type="float" office:value="1.12122382116278">
                <text:p>1.12122382116278</text:p>
              </table:table-cell>
              <table:table-cell office:value-type="float" office:value="0.792961461098759">
                <text:p>0.792961461098759</text:p>
              </table:table-cell>
              <table:table-cell office:value-type="float" office:value="1.30930734141595">
                <text:p>1.30930734141595</text:p>
              </table:table-cell>
              <table:table-cell office:value-type="float" office:value="2.05049883066181">
                <text:p>2.05049883066181</text:p>
              </table:table-cell>
              <table:table-cell office:value-type="float" office:value="0.902377811277357">
                <text:p>0.902377811277357</text:p>
              </table:table-cell>
              <table:table-cell office:value-type="float" office:value="1.62135371797393">
                <text:p>1.62135371797393</text:p>
              </table:table-cell>
              <table:table-cell office:value-type="float" office:value="1.60949563232591">
                <text:p>1.60949563232591</text:p>
              </table:table-cell>
              <table:table-cell office:value-type="float" office:value="1.40345893053447">
                <text:p>1.40345893053447</text:p>
              </table:table-cell>
              <table:table-cell office:value-type="float" office:value="1.72929933512859">
                <text:p>1.7292993351285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